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5" draw:textarea-horizontal-align="justify" draw:textarea-vertical-align="middle" draw:auto-grow-height="false" fo:min-height="7.116cm" fo:min-width="4.326cm"/>
    </style:style>
    <style:style style:name="gr2" style:family="graphic" style:parent-style-name="standard">
      <style:graphic-properties draw:stroke="none" draw:fill-color="#d0d0d0" draw:textarea-horizontal-align="justify" draw:textarea-vertical-align="middle" draw:auto-grow-height="false" fo:min-height="6.908cm" fo:min-width="27.186cm"/>
    </style:style>
    <style:style style:name="gr3" style:family="graphic" style:parent-style-name="standard">
      <style:graphic-properties draw:stroke="none" draw:fill-color="#a5a5a5" draw:textarea-horizontal-align="justify" draw:textarea-vertical-align="middle" draw:auto-grow-height="false" fo:min-height="2.037cm" fo:min-width="32.775cm"/>
      <style:paragraph-properties style:writing-mode="lr-tb"/>
    </style:style>
    <style:style style:name="gr4" style:family="graphic" style:parent-style-name="standard">
      <style:graphic-properties draw:stroke="none" draw:fill="none" fo:min-height="2.845cm"/>
      <style:paragraph-properties style:writing-mode="lr-tb"/>
    </style:style>
    <style:style style:name="gr5" style:family="graphic" style:parent-style-name="standard">
      <style:graphic-properties draw:stroke="none" draw:fill="none" fo:min-height="1.537cm"/>
      <style:paragraph-properties style:writing-mode="lr-tb"/>
    </style:style>
    <style:style style:name="gr6" style:family="graphic" style:parent-style-name="standard">
      <style:graphic-properties draw:stroke="none" draw:fill="none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loext:graphic-properties draw:fill-color="#d0d0d0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a5a5a5"/>
      <style:paragraph-properties fo:text-align="start" style:writing-mode="lr-tb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font-size="18pt" style:font-size-asian="18pt" style:font-size-complex="18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7.366cm" svg:x="3.556cm" svg:y="-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686cm" svg:height="7.158cm" svg:x="7.874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3.274cm" svg:height="2.286cm" svg:x="0cm" svg:y="2.394cm">
          <text:p text:style-name="P3">LTE <text:s text:c="12"/></text:p>
          <draw:enhanced-geometry svg:viewBox="0 0 21600 21600" draw:text-areas="0 0 21600 21600" draw:type="pentagon-right" draw:modifiers="20362.09767092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842cm" svg:height="3.095cm" svg:x="2.494cm" svg:y="2.694cm">
          <draw:text-box>
            <text:p text:style-name="P5"><text:span text:style-name="T1">Feature for direct communication</text:span></text:p>
          </draw:text-box>
        </draw:frame>
        <draw:frame draw:style-name="gr5" draw:text-style-name="P8" draw:layer="layout" svg:width="3.212cm" svg:height="1.787cm" svg:x="8.851cm" svg:y="3.094cm">
          <draw:text-box>
            <text:p text:style-name="P7"><text:span text:style-name="T1">LTE-V2X</text:span></text:p>
          </draw:text-box>
        </draw:frame>
        <draw:frame draw:style-name="gr6" draw:text-style-name="P6" draw:layer="layout" svg:width="4.805cm" svg:height="2.384cm" svg:x="13.483cm" svg:y="2.595cm">
          <draw:text-box>
            <text:p text:style-name="P5"><text:span text:style-name="T1">PC5 improvements</text:span></text:p>
          </draw:text-box>
        </draw:frame>
        <draw:frame draw:style-name="gr6" draw:text-style-name="P6" draw:layer="layout" svg:width="4.475cm" svg:height="2.384cm" svg:x="18.778cm" svg:y="2.995cm">
          <draw:text-box>
            <text:p text:style-name="P5"><text:span text:style-name="T1">5G-V2X</text:span></text:p>
          </draw:text-box>
        </draw:frame>
        <draw:frame draw:style-name="gr6" draw:text-style-name="P6" draw:layer="layout" svg:width="5.197cm" svg:height="2.384cm" svg:x="23.505cm" svg:y="2.595cm">
          <draw:text-box>
            <text:p text:style-name="P5"><text:span text:style-name="T1">Sidelink enhancements</text:span></text:p>
          </draw:text-box>
        </draw:frame>
        <draw:frame draw:style-name="gr7" draw:text-style-name="P10" draw:layer="layout" svg:width="2.882cm" svg:height="2.384cm" svg:x="-0.008cm" svg:y="0.472cm">
          <draw:text-box>
            <text:p text:style-name="P9"><text:span text:style-name="T2">Rel-8</text:span></text:p>
            <text:p text:style-name="P9">(2008)</text:p>
          </draw:text-box>
        </draw:frame>
        <draw:frame draw:style-name="gr7" draw:text-style-name="P10" draw:layer="layout" svg:width="4.013cm" svg:height="2.384cm" svg:x="3.268cm" svg:y="0.472cm">
          <draw:text-box>
            <text:p text:style-name="P9"><text:span text:style-name="T2">Rel-12/13</text:span></text:p>
            <text:p text:style-name="P9">(2014)</text:p>
          </draw:text-box>
        </draw:frame>
        <draw:frame draw:style-name="gr7" draw:text-style-name="P10" draw:layer="layout" svg:width="4.013cm" svg:height="2.384cm" svg:x="8.217cm" svg:y="0.472cm">
          <draw:text-box>
            <text:p text:style-name="P9"><text:span text:style-name="T2">Rel-14</text:span></text:p>
            <text:p text:style-name="P9">(2017)</text:p>
          </draw:text-box>
        </draw:frame>
        <draw:frame draw:style-name="gr7" draw:text-style-name="P10" draw:layer="layout" svg:width="4.012cm" svg:height="2.384cm" svg:x="13.701cm" svg:y="0.472cm">
          <draw:text-box>
            <text:p text:style-name="P9"><text:span text:style-name="T2">Rel-15</text:span></text:p>
            <text:p text:style-name="P9">(2018)</text:p>
          </draw:text-box>
        </draw:frame>
        <draw:frame draw:style-name="gr7" draw:text-style-name="P10" draw:layer="layout" svg:width="4.012cm" svg:height="2.384cm" svg:x="18.901cm" svg:y="0.472cm">
          <draw:text-box>
            <text:p text:style-name="P9"><text:span text:style-name="T2">Rel-16</text:span></text:p>
            <text:p text:style-name="P9">(2020)</text:p>
          </draw:text-box>
        </draw:frame>
        <draw:frame draw:style-name="gr7" draw:text-style-name="P10" draw:layer="layout" svg:width="4.013cm" svg:height="2.384cm" svg:x="23.722cm" svg:y="0.472cm">
          <draw:text-box>
            <text:p text:style-name="P9"><text:span text:style-name="T2">Rel-17</text:span></text:p>
            <text:p text:style-name="P9">(2022)</text:p>
          </draw:text-box>
        </draw:frame>
        <draw:frame draw:style-name="gr7" draw:text-style-name="P10" draw:layer="layout" svg:width="6.509cm" svg:height="2.384cm" svg:x="27.882cm" svg:y="0.472cm">
          <draw:text-box>
            <text:p text:style-name="P9"><text:span text:style-name="T2">Rel-18</text:span></text:p>
            <text:p text:style-name="P9">(planned: 2024)</text:p>
            <text:p text:style-name="P9"/>
          </draw:text-box>
        </draw:frame>
        <draw:frame draw:style-name="gr7" draw:text-style-name="P11" draw:layer="layout" svg:width="20.589cm" svg:height="2.384cm" svg:x="6.604cm" svg:y="5.18cm">
          <draw:text-box>
            <text:p text:style-name="P9"><text:span text:style-name="T3">Cellular Vehicle-to-anything (V2X) communication</text:span></text:p>
          </draw:text-box>
        </draw:frame>
        <draw:line draw:style-name="gr8" draw:text-style-name="P12" draw:layer="layout" svg:x1="5.188cm" svg:y1="5.08cm" svg:x2="5.188cm" svg:y2="4.264cm">
          <text:p/>
        </draw:line>
        <draw:frame draw:style-name="gr9" draw:text-style-name="P13" draw:layer="layout" svg:width="6.35cm" svg:height="3.806cm" svg:x="1.886cm" svg:y="4.98cm">
          <draw:text-box>
            <text:p text:style-name="P9"><text:span text:style-name="T4">Unsuitable for vehicle communication (removed)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208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0d0d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7.1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799cm" svg:x="1cm" svg:y="5.373cm"/>
      <draw:page-thumbnail draw:layer="backgroundobjects" svg:width="8.999cm" svg:height="1.799cm" svg:x="1cm" svg:y="13.949cm"/>
      <draw:page-thumbnail draw:layer="backgroundobjects" svg:width="8.999cm" svg:height="1.799cm" svg:x="1cm" svg:y="22.525cm"/>
      <draw:page-thumbnail draw:layer="backgroundobjects" svg:width="8.999cm" svg:height="1.799cm" svg:x="11cm" svg:y="5.373cm"/>
      <draw:page-thumbnail draw:layer="backgroundobjects" svg:width="8.999cm" svg:height="1.799cm" svg:x="11cm" svg:y="13.949cm"/>
      <draw:page-thumbnail draw:layer="backgroundobjects" svg:width="8.999cm" svg:height="1.799cm" svg:x="11cm" svg:y="22.5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7T13:50:31.753380425</meta:creation-date>
    <dc:date>2024-03-28T10:00:24.670145188</dc:date>
    <meta:editing-duration>PT15M47S</meta:editing-duration>
    <meta:editing-cycles>8</meta:editing-cycles>
    <meta:generator>LibreOffice/6.4.7.2$Linux_X86_64 LibreOffice_project/40$Build-2</meta:generator>
    <meta:document-statistic meta:object-count="41"/>
  </office:meta>
</office:document-meta>
</file>